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Arial1" svg:font-family="Arial" style:font-family-generic="swiss"/>
    <style:font-face style:name="Calibri" svg:font-family="Calibri, Calibri" style:font-family-generic="swiss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000000" style:text-line-through-style="none" style:font-name="Courier New" fo:font-size="5pt" style:text-underline-style="none" fo:font-weight="normal" style:font-name-asian="Courier New" style:font-size-asian="5pt" style:font-weight-asian="normal" style:font-name-complex="Courier New" style:font-size-complex="5pt" style:font-weight-complex="normal"/>
    </style:style>
    <style:style style:name="P4" style:family="paragraph" style:parent-style-name="Standard" style:list-style-name="">
      <style:paragraph-properties fo:line-height="100%" style:text-autospace="none"/>
      <style:text-properties fo:color="#000000" style:text-line-through-style="none" style:font-name="Courier New" fo:font-size="5pt" style:text-underline-style="none" fo:font-weight="normal" style:font-name-asian="Courier New" style:font-size-asian="5pt" style:font-weight-asian="normal" style:font-name-complex="Courier New" style:font-size-complex="5pt" style:font-weight-complex="normal"/>
    </style:style>
    <style:style style:name="P5" style:family="paragraph" style:parent-style-name="Standard" style:list-style-name="">
      <style:paragraph-properties fo:margin-left="0in" fo:margin-right="0in" fo:margin-top="0in" fo:margin-bottom="0.0402in" fo:text-indent="0in" style:auto-text-indent="false" style:text-autospace="none"/>
    </style:style>
    <style:style style:name="P6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Default_20_1_7e_LT_7e_Gliederung_20_1" style:list-style-name="">
      <style:paragraph-properties fo:margin-left="0in" fo:margin-right="0in" fo:margin-top="0.089in" fo:margin-bottom="0in" fo:line-height="80%" fo:text-align="start" style:justify-single-word="false" fo:text-indent="0in" style:auto-text-indent="false" style:text-autospace="none"/>
      <style:text-properties fo:color="#000000" style:text-outline="false" style:text-line-through-style="none" style:font-name="Arial1" fo:font-size="10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Default_20_1_7e_LT_7e_Gliederung_20_1" style:list-style-name="">
      <style:paragraph-properties fo:margin-left="0in" fo:margin-right="0in" fo:margin-top="0.089in" fo:margin-bottom="0in" fo:line-height="100%" fo:text-align="start" style:justify-single-word="false" fo:text-indent="0in" style:auto-text-indent="false" style:text-autospace="none"/>
      <style:text-properties fo:color="#000000" style:text-outline="false" style:text-line-through-style="none" style:font-name="Courier New1" fo:font-size="7pt" fo:letter-spacing="normal" fo:font-style="normal" fo:text-shadow="none" style:text-underline-style="none" fo:font-weight="normal" style:letter-kerning="true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text-line-through-style="none" style:font-name="Calibri" fo:font-size="10pt" style:text-underline-style="none" fo:font-weight="normal" style:font-name-asian="Calibri" style:font-size-asian="10pt" style:font-weight-asian="normal" style:font-name-complex="Calibri" style:font-size-complex="10pt" style:font-weight-complex="normal"/>
    </style:style>
    <style:style style:name="T5" style:family="text">
      <style:text-properties fo:color="#000000" style:text-line-through-style="none" style:font-name="Courier New" fo:font-size="5pt" style:text-underline-style="none" fo:font-weight="normal" style:font-name-asian="Courier New" style:font-size-asian="5pt" style:font-weight-asian="normal" style:font-name-complex="Courier New" style:font-size-complex="5pt" style:font-weight-complex="normal"/>
    </style:style>
    <style:style style:name="T6" style:family="text">
      <style:text-properties fo:color="#000000" style:text-line-through-style="none" style:font-name="Times New Roman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color="#000000" style:text-line-through-style="none" style:font-name="Times New Roman" fo:font-size="10pt" style:text-underline-style="none" fo:font-weight="normal" style:font-name-asian="Calibri" style:font-size-asian="10pt" style:font-weight-asian="normal" style:font-name-complex="Calibri" style:font-size-complex="10pt" style:font-weight-complex="normal"/>
    </style:style>
    <style:style style:name="T8" style:family="text">
      <style:text-properties style:text-outline="false" style:font-name="Arial1" fo:font-size="16pt" fo:letter-spacing="normal" fo:font-style="normal" fo:text-shadow="none" style:letter-kerning="true" style:font-name-asian="Arial1" style:font-size-asian="16pt" style:font-style-asian="normal" style:font-name-complex="Arial1" style:font-size-complex="16pt" style:font-style-complex="normal" style:text-emphasize="none" style:text-overline-style="none" style:text-overline-color="font-color"/>
    </style:style>
    <style:style style:name="T9" style:family="text">
      <style:text-properties style:text-outline="false" style:font-name="Arial1" fo:font-size="10pt" fo:letter-spacing="normal" fo:font-style="normal" fo:text-shadow="none" style:letter-kerning="true" style:font-name-asian="Arial1" style:font-size-asian="10pt" style:font-style-asian="normal" style:font-name-complex="Arial1" style:font-size-complex="10pt" style:font-style-complex="normal" style:text-emphasize="none" style:text-overline-style="none" style:text-overline-color="font-color"/>
    </style:style>
    <style:style style:name="T10" style:family="text">
      <style:text-properties style:text-outline="false" style:font-name="Courier New1" fo:font-size="10pt" fo:letter-spacing="normal" fo:font-style="normal" fo:text-shadow="none" style:letter-kerning="true" style:font-name-asian="Arial1" style:font-size-asian="10pt" style:font-style-asian="normal" style:font-name-complex="Arial1" style:font-size-complex="10pt" style:font-style-complex="normal" style:text-emphasize="none" style:text-overline-style="none" style:text-overline-color="font-color"/>
    </style:style>
    <style:style style:name="T11" style:family="text">
      <style:text-properties style:text-outline="false" style:font-name="Courier New1" fo:font-size="7pt" fo:letter-spacing="normal" fo:font-style="normal" fo:text-shadow="none" style:letter-kerning="true" style:font-name-asian="Arial1" style:font-size-asian="7pt" style:font-style-asian="normal" style:font-name-complex="Arial1" style:font-size-complex="7pt" style:font-style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1. Why is “chunky” more suited to parallelization?<text:line-break/><text:tab/> </text:span><text:span text:style-name="T7">By rearranging the workload into chunks allows the threads to work on a larger working set, causing less <text:tab/>overhead.</text:span></text:p>
      <text:p text:style-name="P5"><text:span text:style-name="T3">2. Where do we need to put synchronization (mutex/barrier) and why (use ‘chunky’)? <text:line-break/><text:tab/></text:span><text:span text:style-name="T4">Barrier, because this is where the threads wait for all the threads to finish, where we can chunk the data for <text:tab/>the next step</text:span></text:p>
      <text:p text:style-name="P6">3. How could we make this program perform even faster? </text:p>
      <text:p text:style-name="P2"/>
      <text:p text:style-name="P3">#include &lt;pthread.h&gt; </text:p>
      <text:p text:style-name="P3">#include &lt;stdio.h&gt; </text:p>
      <text:p text:style-name="P3">#include &lt;stdlib.h&gt; </text:p>
      <text:p text:style-name="P3">#include &lt;string.h&gt; </text:p>
      <text:p text:style-name="P3">#define NUM_THREADS 4 </text:p>
      <text:p text:style-name="P3">#define ARRAY_SIZE 2000000 </text:p>
      <text:p text:style-name="P3">#define STRING_SIZE 16 </text:p>
      <text:p text:style-name="P3">#define ALPHABET_SIZE 26 </text:p>
      <text:p text:style-name="P3">char char_array[ARRAY_SIZE][STRING_SIZE]; </text:p>
      <text:p text:style-name="P3">int char_counts[ALPHABET_SIZE]; // count of individual characters </text:p>
      <text:p text:style-name="P3">char getRandomChar() </text:p>
      <text:p text:style-name="P3">{ </text:p>
      <text:p text:style-name="P3"><text:s text:c="3"/>int randNum = 0;</text:p>
      <text:p text:style-name="P3"><text:s text:c="3"/>char randChar = ' ';</text:p>
      <text:p text:style-name="P3"><text:s text:c="3"/>randNum = ALPHABET_SIZE * (rand() / (RAND_MAX + 1.0)); // pick number 0 &lt; # &lt; 25 </text:p>
      <text:p text:style-name="P3"><text:s text:c="3"/>randNum = randNum + 97; // scale to 'a' </text:p>
      <text:p text:style-name="P3"><text:s text:c="3"/>randChar = (char) randNum; </text:p>
      <text:p text:style-name="P3"><text:s text:c="3"/>// printf("%c", randChar); </text:p>
      <text:p text:style-name="P3"><text:s text:c="3"/>return randChar; </text:p>
      <text:p text:style-name="P3">} </text:p>
      <text:p text:style-name="P3">void init_arrays() </text:p>
      <text:p text:style-name="P3">{ </text:p>
      <text:p text:style-name="P3"><text:s text:c="3"/>int i, j; </text:p>
      <text:p text:style-name="P3"><text:s text:c="3"/>for ( i = 0; i &lt; ARRAY_SIZE; i++) { </text:p>
      <text:p text:style-name="P3"><text:s text:c="6"/>for ( j = 0; j &lt; STRING_SIZE; j++ ) { </text:p>
      <text:p text:style-name="P3"><text:s text:c="9"/>char_array[i][j] = getRandomChar(); </text:p>
      <text:p text:style-name="P3"><text:s text:c="6"/>} </text:p>
      <text:p text:style-name="P3"><text:s text:c="3"/>} </text:p>
      <text:p text:style-name="P3"><text:s text:c="3"/>for ( i = 0; i &lt; ALPHABET_SIZE; i++ ) { </text:p>
      <text:p text:style-name="P3"><text:s text:c="6"/>char_counts[i] = 0; </text:p>
      <text:p text:style-name="P3"><text:s text:c="3"/>} </text:p>
      <text:p text:style-name="P3">} </text:p>
      <text:p text:style-name="P3">void count_array(int myID) // void count_array(void *threadid)</text:p>
      <text:p text:style-name="P3">{ </text:p>
      <text:p text:style-name="P3"><text:s text:c="3"/>char theChar; </text:p>
      <text:p text:style-name="P3"><text:s text:c="3"/>int i, j, charLoc; </text:p>
      <text:p text:style-name="P3"><text:s text:c="3"/>int local_char_count[ALPHABET_SIZE]; </text:p>
      <text:p text:style-name="P3"><text:s text:c="3"/>int startPos = myID * (ARRAY_SIZE / NUM_THREADS); </text:p>
      <text:p text:style-name="P3"><text:s text:c="3"/>int endPos = startPos + (ARRAY_SIZE / NUM_THREADS); </text:p>
      <text:p text:style-name="P3"><text:s text:c="3"/>printf("myID = %d startPos = %d endPos = %d \n", myID, startPos, endPos); </text:p>
      <text:p text:style-name="P3"><text:s text:c="3"/>// init local count array </text:p>
      <text:p text:style-name="P3"><text:s text:c="3"/>for ( i = 0; i &lt; ALPHABET_SIZE; i++ ) { </text:p>
      <text:p text:style-name="P3"><text:s text:c="6"/>local_char_count[i] = 0; </text:p>
      <text:p text:style-name="P3"><text:s text:c="3"/>} </text:p>
      <text:p text:style-name="P3"><text:s text:c="3"/>// count up our section of the global array </text:p>
      <text:p text:style-name="P3"><text:s text:c="3"/>for ( i = startPos; i &lt; endPos; i++) { </text:p>
      <text:p text:style-name="P3"><text:s text:c="6"/>for ( j = 0; j &lt; STRING_SIZE; j++ ) { </text:p>
      <text:p text:style-name="P3"><text:s text:c="9"/>theChar = char_array[i][j]; </text:p>
      <text:p text:style-name="P3"><text:s text:c="9"/>charLoc = ((int) theChar) - 97; </text:p>
      <text:p text:style-name="P3"><text:s text:c="9"/>local_char_count[charLoc]++; </text:p>
      <text:p text:style-name="P3"><text:s text:c="6"/>} </text:p>
      <text:p text:style-name="P3"><text:s text:c="3"/>} </text:p>
      <text:p text:style-name="P3"><text:s text:c="3"/>// sum up the partial counts into the global arrays </text:p>
      <text:p text:style-name="P3"><text:s text:c="3"/>for ( i = 0; i &lt; ALPHABET_SIZE; i++ ) { </text:p>
      <text:p text:style-name="P3"><text:s text:c="6"/>char_counts[i] += local_char_count[i]; </text:p>
      <text:p text:style-name="P3"><text:s text:c="3"/>} </text:p>
      <text:p text:style-name="P3">} </text:p>
      <text:p text:style-name="P3">void print_results() </text:p>
      <text:p text:style-name="P3">{ </text:p>
      <text:p text:style-name="P3"><text:s text:c="3"/>int i,j, total = 0; </text:p>
      <text:p text:style-name="P3"><text:s text:c="3"/>// then print out the totals </text:p>
      <text:p text:style-name="P3"><text:s text:c="3"/>for ( i = 0; i &lt; ALPHABET_SIZE; i++ ) { </text:p>
      <text:p text:style-name="P3"><text:s text:c="6"/>total += char_counts[i]; </text:p>
      <text:p text:style-name="P3"><text:s text:c="6"/>printf(" %c %d\n", (char) (i + 97), char_counts[i]); </text:p>
      <text:p text:style-name="P3"><text:s text:c="3"/>} </text:p>
      <text:p text:style-name="P3"><text:s text:c="3"/>printf("\nTotal characters: %d\n", total); </text:p>
      <text:p text:style-name="P3">} </text:p>
      <text:p text:style-name="P3">main() { </text:p>
      <text:p text:style-name="P3"><text:s text:c="3"/>int i; </text:p>
      <text:p text:style-name="P3"><text:s text:c="3"/>init_arrays(); </text:p>
      <text:p text:style-name="P3"><text:s text:c="3"/>for (i = 0; i &lt; NUM_THREADS; i++ ) { </text:p>
      <text:p text:style-name="P3"><text:s text:c="6"/>count_array(i); </text:p>
      <text:p text:style-name="P3"><text:s text:c="3"/>} </text:p>
      <text:p text:style-name="P3"><text:s text:c="3"/>print_results(); </text:p>
      <text:p text:style-name="P1"><text:span text:style-name="T5">} </text:span></text:p>
      <text:p text:style-name="P1"><text:span text:style-name="T5"/></text:p>
      <text:p text:style-name="P4"><text:s text:c="3"/><text:span text:style-name="T11">pthread_t threads[NUM_THREADS];<text:tab/><text:tab/><text:tab/>// probably wrong but owell</text:span></text:p>
      <text:p text:style-name="P8"><text:s text:c="2"/>int rc, t;</text:p>
      <text:p text:style-name="P8"><text:s text:c="2"/>for(t=0;t&lt;NUM_THREADS;t++)</text:p>
      <text:p text:style-name="P8"><text:s text:c="5"/>{ printf("Creating thread %d\n", t);</text:p>
      <text:p text:style-name="P8"><text:s text:c="6"/>rc = pthread_create(&amp;threads[t], NULL, count_array, (void *)t);</text:p>
      <text:p text:style-name="P8"><text:s text:c="6"/>if (rc)</text:p>
      <text:p text:style-name="P8"><text:s text:c="8"/>{ printf("ERROR; return code from pthread_create() is %d\n", rc);</text:p>
      <text:p text:style-name="P8"><text:s text:c="10"/>exit(-1); } }</text:p>
      <text:p text:style-name="P8"><text:s text:c="2"/>pthread_exit(NULL);</text:p>
      <text:p text:style-name="P8"><text:s text:c="2"/>print_results();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Arial1" svg:font-family="Arial" style:font-family-generic="swiss"/>
    <style:font-face style:name="Calibri" svg:font-family="Calibri, Calibri" style:font-family-generic="swiss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44pt" fo:letter-spacing="normal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44pt" fo:letter-spacing="normal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in" fo:margin-bottom="0.1965in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in" fo:margin-bottom="0.1575in"/>
      <style:text-properties fo:font-size="24pt" style:font-size-asian="24pt" style:font-size-complex="24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in" fo:margin-bottom="0.1181in"/>
      <style:text-properties fo:font-size="20pt" style:font-size-asian="20pt" style:font-size-complex="20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in" fo:margin-bottom="0.0783in"/>
    </style:style>
    <style:style style:name="Default_20_1_7e_LT_7e_Gliederung_20_5" style:display-name="Default 1~LT~Gliederung 5" style:family="paragraph" style:parent-style-name="Default_20_1_7e_LT_7e_Gliederung_20_4">
      <style:paragraph-properties fo:margin-top="0in" fo:margin-bottom="0.0398in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44pt" fo:letter-spacing="normal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Default_20_2_7e_LT_7e_Gliederung_20_1" style:display-name="Default 2~LT~Gliederung 1" style:family="paragraph">
      <style:paragraph-properties fo:margin-top="0in" fo:margin-bottom="0.1965in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in" fo:margin-bottom="0.1575in"/>
      <style:text-properties fo:font-size="24pt" style:font-size-asian="24pt" style:font-size-complex="24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in" fo:margin-bottom="0.1181in"/>
      <style:text-properties fo:font-size="20pt" style:font-size-asian="20pt" style:font-size-complex="20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in" fo:margin-bottom="0.0783in"/>
    </style:style>
    <style:style style:name="Default_20_2_7e_LT_7e_Gliederung_20_5" style:display-name="Default 2~LT~Gliederung 5" style:family="paragraph" style:parent-style-name="Default_20_2_7e_LT_7e_Gliederung_20_4">
      <style:paragraph-properties fo:margin-top="0in" fo:margin-bottom="0.0398in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44pt" fo:letter-spacing="normal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44pt" fo:letter-spacing="normal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1-29T12:40:36.31</meta:creation-date>
    <meta:document-statistic meta:table-count="0" meta:image-count="0" meta:object-count="0" meta:page-count="2" meta:paragraph-count="88" meta:word-count="434" meta:character-count="2843"/>
    <dc:date>2012-11-29T18:01:04.36</dc:date>
    <dc:creator>Andy Gregoire</dc:creator>
    <meta:editing-duration>PT11M29S</meta:editing-duration>
    <meta:editing-cycles>1</meta:editing-cycles>
    <meta:generator>OpenOffice.org/3.3$Win32 OpenOffice.org_project/330m20$Build-9567</meta:generator>
  </office:meta>
</office:document-meta>
</file>